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17.89pt"/>
    </style:style>
    <style:style style:name="co7" style:family="table-column">
      <style:table-column-properties fo:break-before="auto" style:column-width="101.7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36.06pt"/>
    </style:style>
    <style:style style:name="co10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wrap-option="no-wrap"/>
    </style:style>
    <style:style style:name="ce7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wrap-option="no-wrap"/>
    </style:style>
    <style:style style:name="ce18" style:family="table-cell" style:parent-style-name="Default">
      <style:table-cell-properties fo:wrap-option="no-wrap"/>
    </style:style>
    <style:style style:name="ce1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3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3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3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3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3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4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4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DBG-010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7" table:default-cell-style-name="Default"/>
        <table:table-column table:style-name="co6" table:default-cell-style-name="ce5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CTRL_SYNC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_R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5"/>
          <table:table-cell table:number-columns-repeated="2"/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_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5" office:value-type="string" calcext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7"/>
          <table:table-cell office:value-type="string" calcext:value-type="string">
            <text:p>DEBUG_T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7"/>
          <table:table-cell office:value-type="string" calcext:value-type="string">
            <text:p>DEBUG_R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PU-010" table:style-name="ta1">
        <office:forms form:automatic-focus="false" form:apply-design-mode="false"/>
        <table:table-column table:style-name="co1" table:default-cell-style-name="ce6"/>
        <table:table-column table:style-name="co1" table:visibility="collapse" table:number-columns-repeated="4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9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number-columns-repeated="2" table:default-cell-style-name="ce18"/>
        <table:table-column table:style-name="co1" table:number-columns-repeated="3" table:default-cell-style-name="ce18"/>
        <table:table-column table:style-name="co10" table:default-cell-style-name="ce18"/>
        <table:table-column table:style-name="co1" table:number-columns-repeated="1001" table:default-cell-style-name="ce18"/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2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7" office:value-type="string" calcext:value-type="string">
            <text:p>LQFP Pin</text:p>
          </table:table-cell>
          <table:table-cell table:style-name="ce19" office:value-type="string" calcext:value-type="string">
            <text:p>LFBGA/ TFBGA Ball</text:p>
          </table:table-cell>
          <table:table-cell table:style-name="ce19" office:value-type="string" calcext:value-type="string">
            <text:p>UFBGA Ball</text:p>
          </table:table-cell>
          <table:table-cell table:style-name="ce19" office:value-type="string" calcext:value-type="string">
            <text:p>Power Rail</text:p>
          </table:table-cell>
          <table:table-cell table:style-name="ce19" office:value-type="string" calcext:value-type="string">
            <text:p>I/O Type</text:p>
          </table:table-cell>
          <table:table-cell table:style-name="ce19" office:value-type="string" calcext:value-type="string">
            <text:p>Primary</text:p>
          </table:table-cell>
          <table:table-cell table:style-name="ce19"/>
          <table:table-cell table:style-name="ce19" office:value-type="string" calcext:value-type="string">
            <text:p>Alternate</text:p>
          </table:table-cell>
          <table:table-cell table:style-name="ce19"/>
          <table:table-cell table:style-name="ce19" office:value-type="string" calcext:value-type="string">
            <text:p>PIO Peripheral A</text:p>
          </table:table-cell>
          <table:table-cell table:style-name="ce19"/>
          <table:table-cell table:style-name="ce19" office:value-type="string" calcext:value-type="string">
            <text:p>PIO Peripheral B</text:p>
          </table:table-cell>
          <table:table-cell table:style-name="ce19"/>
          <table:table-cell table:style-name="ce19" office:value-type="string" calcext:value-type="string">
            <text:p>PIO Peripheral C</text:p>
          </table:table-cell>
          <table:table-cell table:style-name="ce19"/>
          <table:table-cell table:style-name="ce19" office:value-type="string" calcext:value-type="string">
            <text:p>PIO Peripheral D</text:p>
          </table:table-cell>
          <table:table-cell table:style-name="ce19"/>
          <table:table-cell table:style-name="ce19" office:value-type="string" calcext:value-type="string">
            <text:p>Reset</text:p>
            <text:p>State</text:p>
          </table:table-cell>
          <table:table-cell table:style-name="ce19" table:number-columns-repeated="2"/>
          <table:table-cell table:style-name="ce11" office:value-type="string" calcext:value-type="string" table:number-columns-spanned="7" table:number-rows-spanned="1">
            <text:p>Peripheral Assignments</text:p>
          </table:table-cell>
          <table:covered-table-cell table:number-columns-repeated="2"/>
          <table:covered-table-cell table:number-columns-repeated="4" table:style-name="ce19"/>
          <table:table-cell table:style-name="ce19" table:number-columns-repeated="996"/>
        </table:table-row>
        <table:table-row table:style-name="ro2">
          <table:table-cell table:style-name="ce7"/>
          <table:table-cell table:style-name="ce19" table:number-columns-repeated="4"/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, Dir, PU, PD, HiZ, ST</text:p>
          </table:table-cell>
          <table:table-cell table:style-name="ce19" table:number-columns-repeated="2"/>
          <table:table-cell table:style-name="ce19" office:value-type="string" calcext:value-type="string">
            <text:p>CAN</text:p>
          </table:table-cell>
          <table:table-cell table:style-name="ce19" office:value-type="string" calcext:value-type="string">
            <text:p>RAM</text:p>
          </table:table-cell>
          <table:table-cell table:style-name="ce19" office:value-type="string" calcext:value-type="string">
            <text:p>SD Card</text:p>
          </table:table-cell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SWD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Ethernet</text:p>
          </table:table-cell>
          <table:table-cell table:style-name="ce19" table:number-columns-repeated="996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BA1</text:p>
          </table:table-cell>
          <table:table-cell table:number-columns-repeated="1001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1002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1002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BUG_RX</text:p>
          </table:table-cell>
          <table:table-cell table:number-columns-repeated="999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BUG_TX</text:p>
          </table:table-cell>
          <table:table-cell table:number-columns-repeated="99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CTRL_SYNC</text:p>
          </table:table-cell>
          <table:table-cell table:number-columns-repeated="999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PPS</text:p>
          </table:table-cell>
          <table:table-cell table:number-columns-repeated="999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4</text:p>
          </table:table-cell>
          <table:table-cell table:number-columns-repeated="1001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5</text:p>
          </table:table-cell>
          <table:table-cell table:number-columns-repeated="100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INT</text:p>
          </table:table-cell>
          <table:table-cell table:number-columns-repeated="996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BA0</text:p>
          </table:table-cell>
          <table:table-cell table:number-columns-repeated="1001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SIGDET</text:p>
          </table:table-cell>
          <table:table-cell table:number-columns-repeated="996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0_TX</text:p>
          </table:table-cell>
          <table:table-cell table:number-columns-repeated="1002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0_RX</text:p>
          </table:table-cell>
          <table:table-cell table:number-columns-repeated="1002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5"/>
          <table:table-cell table:style-name="Default" office:value-type="string" calcext:value-type="string">
            <text:p>XTAL_NC</text:p>
          </table:table-cell>
          <table:table-cell table:number-columns-repeated="999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5"/>
          <table:table-cell table:style-name="Default" office:value-type="string" calcext:value-type="string">
            <text:p>XTAL</text:p>
          </table:table-cell>
          <table:table-cell table:number-columns-repeated="999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5"/>
          <table:table-cell table:style-name="Default"/>
          <table:table-cell table:number-columns-repeated="999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0</text:p>
          </table:table-cell>
          <table:table-cell table:number-columns-repeated="1001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1</text:p>
          </table:table-cell>
          <table:table-cell table:number-columns-repeated="1001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2</text:p>
          </table:table-cell>
          <table:table-cell table:number-columns-repeated="100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3</text:p>
          </table:table-cell>
          <table:table-cell table:number-columns-repeated="1001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4</text:p>
          </table:table-cell>
          <table:table-cell table:number-columns-repeated="100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5</text:p>
          </table:table-cell>
          <table:table-cell table:number-columns-repeated="1001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6</text:p>
          </table:table-cell>
          <table:table-cell table:number-columns-repeated="1001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7</text:p>
          </table:table-cell>
          <table:table-cell table:number-columns-repeated="1001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\E\S\E\T\</text:p>
          </table:table-cell>
          <table:table-cell table:number-columns-repeated="996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 table:number-columns-repeated="100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 table:number-columns-repeated="1002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NBS0</text:p>
          </table:table-cell>
          <table:table-cell table:number-columns-repeated="1001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0</text:p>
          </table:table-cell>
          <table:table-cell table:number-columns-repeated="100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1</text:p>
          </table:table-cell>
          <table:table-cell table:number-columns-repeated="1001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2</text:p>
          </table:table-cell>
          <table:table-cell table:number-columns-repeated="1001"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3</text:p>
          </table:table-cell>
          <table:table-cell table:number-columns-repeated="1001"/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4</text:p>
          </table:table-cell>
          <table:table-cell table:number-columns-repeated="1001"/>
        </table:table-row>
        <table:table-row table:style-name="ro2">
          <table:table-cell table:style-name="ce8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5</text:p>
          </table:table-cell>
          <table:table-cell table:number-columns-repeated="1001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6</text:p>
          </table:table-cell>
          <table:table-cell table:number-columns-repeated="1001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7</text:p>
          </table:table-cell>
          <table:table-cell table:number-columns-repeated="1001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8</text:p>
          </table:table-cell>
          <table:table-cell table:number-columns-repeated="1001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9</text:p>
          </table:table-cell>
          <table:table-cell table:number-columns-repeated="1001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11</text:p>
          </table:table-cell>
          <table:table-cell table:number-columns-repeated="100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table:style-name="Default" office:value-type="string" calcext:value-type="string">
            <text:p>ETH_TXCK</text:p>
          </table:table-cell>
          <table:table-cell table:number-columns-repeated="996"/>
        </table:table-row>
        <table:table-row table:style-name="ro2">
          <table:table-cell table:style-name="ce8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TXEN</text:p>
          </table:table-cell>
          <table:table-cell table:number-columns-repeated="996"/>
        </table:table-row>
        <table:table-row table:style-name="ro2">
          <table:table-cell table:style-name="ce8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table:style-name="Default" office:value-type="string" calcext:value-type="string">
            <text:p>ETH_TX0</text:p>
          </table:table-cell>
          <table:table-cell table:number-columns-repeated="996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TX1</text:p>
          </table:table-cell>
          <table:table-cell table:number-columns-repeated="996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DV</text:p>
          </table:table-cell>
          <table:table-cell table:number-columns-repeated="996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0</text:p>
          </table:table-cell>
          <table:table-cell table:number-columns-repeated="996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1</text:p>
          </table:table-cell>
          <table:table-cell table:number-columns-repeated="996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ER</text:p>
          </table:table-cell>
          <table:table-cell table:number-columns-repeated="996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MDC</text:p>
          </table:table-cell>
          <table:table-cell table:number-columns-repeated="996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MDIO</text:p>
          </table:table-cell>
          <table:table-cell table:number-columns-repeated="996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A10</text:p>
          </table:table-cell>
          <table:table-cell table:number-columns-repeated="1001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CKE</text:p>
          </table:table-cell>
          <table:table-cell table:number-columns-repeated="1001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NBS1</text:p>
          </table:table-cell>
          <table:table-cell table:number-columns-repeated="1001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RAS</text:p>
          </table:table-cell>
          <table:table-cell table:number-columns-repeated="1001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CAS</text:p>
          </table:table-cell>
          <table:table-cell table:number-columns-repeated="1001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CK</text:p>
          </table:table-cell>
          <table:table-cell table:number-columns-repeated="100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WE</text:p>
          </table:table-cell>
          <table:table-cell table:number-columns-repeated="1001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8</text:p>
          </table:table-cell>
          <table:table-cell table:number-columns-repeated="100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9</text:p>
          </table:table-cell>
          <table:table-cell table:number-columns-repeated="100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0</text:p>
          </table:table-cell>
          <table:table-cell table:number-columns-repeated="1001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1</text:p>
          </table:table-cell>
          <table:table-cell table:number-columns-repeated="100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2</text:p>
          </table:table-cell>
          <table:table-cell table:number-columns-repeated="100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3</text:p>
          </table:table-cell>
          <table:table-cell table:number-columns-repeated="100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 table:number-rows-repeated="10484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string" calcext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UA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+VBAT_VMON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+2.048VA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5V_BT_VMON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5V_BT_INT_VMON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5V_INT_VMON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DEBUG_TX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DEBUG_RX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+5V_BT_PG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3"/>
          <table:table-cell office:value-type="string" calcext:value-type="string">
            <text:p>+5V_PG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4"/>
          <table:table-cell office:value-type="string" calcext:value-type="string">
            <text:p>+12V_PG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4"/>
          <table:table-cell office:value-type="string" calcext:value-type="string">
            <text:p>+12V_EN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3"/>
          <table:table-cell office:value-type="string" calcext:value-type="string">
            <text:p>+5V_BT_EN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3"/>
          <table:table-cell office:value-type="string" calcext:value-type="string">
            <text:p>+5V_EN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4"/>
        </table:table-row>
        <table:table-row table:style-name="ro2">
          <table:table-cell table:number-columns-repeated="24"/>
        </table:table-row>
      </table:table>
      <table:named-expressions/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DBG-010'.A4:'DBG-010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00/00/0000</text:date>, <text:time style:data-style-name="N2" text:time-value="17:26:20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1-01-10T13:21:16.005000000</dc:date>
    <meta:editing-duration>P31DT11M22S</meta:editing-duration>
    <meta:editing-cycles>51</meta:editing-cycles>
    <meta:document-statistic meta:table-count="5" meta:cell-count="4224" meta:object-count="0"/>
  </office:meta>
</office:document-meta>
</file>